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H$3]*[.A1]+[.$I$3]*[.B1]+[.$H$2]" office:value-type="float" office:value="0.680666200496341" calcext:value-type="float">
            <text:p>0.6806662005</text:p>
          </table:table-cell>
          <table:table-cell table:formula="of:=[.$H$4]*[.A1]+[.$I$4]*[.B1]+[.$I$2]" office:value-type="float" office:value="0.442816810992178" calcext:value-type="float">
            <text:p>0.442816811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2]+[.$I$3]*[.B2]+[.$H$2]" office:value-type="float" office:value="0.671950626221575" calcext:value-type="float">
            <text:p>0.6719506262</text:p>
          </table:table-cell>
          <table:table-cell table:formula="of:=[.$H$4]*[.A2]+[.$I$4]*[.B2]+[.$I$2]" office:value-type="float" office:value="0.542436280801353" calcext:value-type="float">
            <text:p>0.5424362808</text:p>
          </table:table-cell>
          <table:table-cell/>
          <table:table-cell office:value-type="string" calcext:value-type="string">
            <text:p>transform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H$3]*[.A3]+[.$I$3]*[.B3]+[.$H$2]" office:value-type="float" office:value="0.643311157984975" calcext:value-type="float">
            <text:p>0.643311158</text:p>
          </table:table-cell>
          <table:table-cell table:formula="of:=[.$H$4]*[.A3]+[.$I$4]*[.B3]+[.$I$2]" office:value-type="float" office:value="0.640312635755574" calcext:value-type="float">
            <text:p>0.6403126358</text:p>
          </table:table-cell>
          <table:table-cell/>
          <table:table-cell office:value-type="string" calcext:value-type="string">
            <text:p>rotate_mat</text:p>
          </table:table-cell>
          <table:table-cell table:formula="of:=COS([.H1]*PI()/180)" office:value-type="float" office:value="0.996194698091746" calcext:value-type="float">
            <text:p>0.9961946981</text:p>
          </table:table-cell>
          <table:table-cell table:formula="of:=-[.H4]" office:value-type="float" office:value="-0.0871557427476582" calcext:value-type="float">
            <text:p>-0.087155742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$H$3]*[.A4]+[.$I$3]*[.B4]+[.$H$2]" office:value-type="float" office:value="0.689259847900981" calcext:value-type="float">
            <text:p>0.6892598479</text:p>
          </table:table-cell>
          <table:table-cell table:formula="of:=[.$H$4]*[.A4]+[.$I$4]*[.B4]+[.$I$2]" office:value-type="float" office:value="0.574065236599058" calcext:value-type="float">
            <text:p>0.5740652366</text:p>
          </table:table-cell>
          <table:table-cell table:number-columns-repeated="2"/>
          <table:table-cell table:formula="of:=SIN([.H1]*PI()/180)" office:value-type="float" office:value="0.0871557427476582" calcext:value-type="float">
            <text:p>0.0871557427</text:p>
          </table:table-cell>
          <table:table-cell table:formula="of:=[.H3]" office:value-type="float" office:value="0.996194698091746" calcext:value-type="float">
            <text:p>0.996194698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$H$3]*[.A5]+[.$I$3]*[.B5]+[.$H$2]" office:value-type="float" office:value="0.70955855714149" calcext:value-type="float">
            <text:p>0.7095585571</text:p>
          </table:table-cell>
          <table:table-cell table:formula="of:=[.$H$4]*[.A5]+[.$I$4]*[.B5]+[.$I$2]" office:value-type="float" office:value="0.68626132567158" calcext:value-type="float">
            <text:p>0.686261325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$H$3]*[.A6]+[.$I$3]*[.B6]+[.$H$2]" office:value-type="float" office:value="0.2" calcext:value-type="float">
            <text:p>0.2</text:p>
          </table:table-cell>
          <table:table-cell table:formula="of:=[.$H$4]*[.A6]+[.$I$4]*[.B6]+[.$I$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H$3]*[.A7]+[.$I$3]*[.B7]+[.$H$2]" office:value-type="float" office:value="0.888620714389456" calcext:value-type="float">
            <text:p>0.8886207144</text:p>
          </table:table-cell>
          <table:table-cell table:formula="of:=[.$H$4]*[.A7]+[.$I$4]*[.B7]+[.$I$2]" office:value-type="float" office:value="0.360628489732535" calcext:value-type="float">
            <text:p>0.360628489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0:00:25.969263010</meta:creation-date>
    <dc:date>2016-03-16T03:50:10.570598111</dc:date>
    <meta:editing-duration>PT2H48M4S</meta:editing-duration>
    <meta:editing-cycles>2</meta:editing-cycles>
    <meta:generator>LibreOffice/4.2.8.2$Linux_X86_64 LibreOffice_project/420m0$Build-2</meta:generator>
    <meta:document-statistic meta:table-count="1" meta:cell-count="38" meta:object-count="0"/>
  </office:meta>
</office:document-meta>
</file>